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List_20_Paragraph" style:list-style-name="L1">
      <style:paragraph-properties fo:line-height="200%" fo:text-align="justify" style:justify-single-word="false"/>
      <style:text-properties style:font-name="Times New Roman" fo:font-size="12pt" officeooo:rsid="0010ae21" officeooo:paragraph-rsid="0010ae21" style:font-size-asian="12pt" style:font-size-complex="12pt"/>
    </style:style>
    <style:style style:name="P7" style:family="paragraph" style:parent-style-name="List_20_Paragraph" style:list-style-name="L6">
      <style:paragraph-properties fo:line-height="200%" fo:text-align="justify" style:justify-single-word="false"/>
      <style:text-properties style:font-name="Times New Roman" fo:font-size="12pt" officeooo:rsid="0018e3f1" officeooo:paragraph-rsid="0018e3f1" style:font-size-asian="12pt" style:font-size-complex="12pt"/>
    </style:style>
    <style:style style:name="P8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43a90" officeooo:paragraph-rsid="0014b6e8" style:font-size-asian="12pt" style:font-size-complex="12pt"/>
    </style:style>
    <style:style style:name="P9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1625bb" officeooo:paragraph-rsid="001625bb" style:font-size-asian="12pt" style:font-size-complex="12pt"/>
    </style:style>
    <style:style style:name="P10" style:family="paragraph" style:parent-style-name="List_20_Paragraph" style:list-style-name="L3">
      <style:paragraph-properties fo:line-height="200%" fo:text-align="justify" style:justify-single-word="false"/>
      <style:text-properties style:font-name="Times New Roman" fo:font-size="12pt" fo:language="en" fo:country="US" officeooo:rsid="002a8e97" officeooo:paragraph-rsid="0014b6e8" style:font-size-asian="12pt" style:font-size-complex="12pt"/>
    </style:style>
    <style:style style:name="P11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13" style:family="paragraph" style:parent-style-name="List_20_Paragraph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a0227" officeooo:paragraph-rsid="000a0227" style:font-size-asian="12pt" style:font-weight-asian="bold" style:font-size-complex="12pt"/>
    </style:style>
    <style:style style:name="P14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fo:language="en" fo:country="US" fo:font-weight="bold" officeooo:rsid="000b30f3" officeooo:paragraph-rsid="000b30f3" style:font-size-asian="12pt" style:font-weight-asian="bold" style:font-size-complex="12pt"/>
    </style:style>
    <style:style style:name="P15" style:family="paragraph" style:parent-style-name="List_20_Paragraph" style:list-style-name="WWNum2">
      <style:paragraph-properties fo:margin-left="0.4925in" fo:margin-right="0in" fo:line-height="200%" fo:text-align="justify" style:justify-single-word="false" fo:text-indent="-0.5in" style:auto-text-indent="false"/>
      <style:text-properties style:font-name="Times New Roman" fo:font-size="12pt" officeooo:paragraph-rsid="000a0227" style:font-size-asian="12pt" style:font-size-complex="12pt"/>
    </style:style>
    <style:style style:name="P16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List_20_Paragraph">
      <style:paragraph-properties fo:margin-left="0in" fo:margin-right="0in" fo:line-height="200%" fo:text-align="justify" style:justify-single-word="false" fo:text-indent="0.4925in" style:auto-text-indent="false"/>
      <style:text-properties style:font-name="Times New Roman" fo:font-size="12pt" fo:language="en" fo:country="US" officeooo:rsid="00143a90" officeooo:paragraph-rsid="00143a90" style:font-size-asian="12pt" style:font-size-complex="12pt"/>
    </style:style>
    <style:style style:name="P18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P20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fo:language="en" fo:country="US" fo:font-weight="bold" officeooo:paragraph-rsid="00174ae0" style:font-size-asian="12pt" style:font-weight-asian="bold" style:font-size-complex="12pt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200%" fo:text-align="justify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officeooo:rsid="002d486b"/>
    </style:style>
    <style:style style:name="T2" style:family="text">
      <style:text-properties fo:font-style="italic" officeooo:rsid="002d486b" style:font-style-asian="italic" style:font-style-complex="italic"/>
    </style:style>
    <style:style style:name="T3" style:family="text">
      <style:text-properties fo:font-style="italic" fo:font-weight="normal" officeooo:rsid="0024860c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d486b" style:font-style-asian="normal" style:font-style-complex="normal"/>
    </style:style>
    <style:style style:name="T6" style:family="text">
      <style:text-properties fo:font-style="normal" officeooo:rsid="0011cbd5" style:font-style-asian="normal" style:font-style-complex="normal"/>
    </style:style>
    <style:style style:name="T7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en" fo:country="US" fo:font-weight="normal" officeooo:rsid="00181eaa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en" fo:country="US" fo:font-weight="normal" officeooo:rsid="001cff3a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en" fo:country="US" fo:font-weight="normal" officeooo:rsid="00181eaa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language="en" fo:country="US" fo:font-weight="bold" officeooo:rsid="000a0227" style:font-size-asian="12pt" style:font-weight-asian="bold" style:font-size-complex="12pt"/>
    </style:style>
    <style:style style:name="T13" style:family="text">
      <style:text-properties style:font-name="Times New Roman" fo:font-size="12pt" fo:language="en" fo:country="US" fo:font-style="italic" fo:font-weight="normal" officeooo:rsid="00181eaa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14" style:family="text">
      <style:text-properties style:font-name="Times New Roman" fo:font-size="12pt" fo:language="en" fo:country="US" fo:font-style="italic" fo:font-weight="normal" officeooo:rsid="001cff3a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language="en" fo:country="US" fo:font-weight="bold" officeooo:rsid="000a0227" style:font-size-asian="12pt" style:font-weight-asian="bold" style:font-size-complex="12pt"/>
    </style:style>
    <style:style style:name="T1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normal" officeooo:rsid="00181eaa" style:font-size-asian="12pt" style:font-weight-asian="normal" style:font-size-complex="12pt" style:font-weight-complex="normal"/>
    </style:style>
    <style:style style:name="T18" style:family="text">
      <style:text-properties fo:font-size="12pt" fo:language="en" fo:country="US" fo:font-weight="normal" officeooo:rsid="001cff3a" style:font-size-asian="12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20" style:family="text">
      <style:text-properties fo:font-size="12pt" fo:language="en" fo:country="US" fo:font-weight="normal" officeooo:rsid="00181eaa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font-size="12pt" fo:language="en" fo:country="US" fo:font-style="italic" fo:font-weight="normal" officeooo:rsid="00181eaa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2" style:family="text">
      <style:text-properties fo:font-size="12pt" fo:language="en" fo:country="US" fo:font-style="italic" fo:font-weight="normal" officeooo:rsid="001cff3a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bfab" style:font-weight-asian="normal" style:font-weight-complex="normal"/>
    </style:style>
    <style:style style:name="T25" style:family="text">
      <style:text-properties fo:font-weight="normal" officeooo:rsid="0027ee9e" style:font-weight-asian="normal" style:font-weight-complex="normal"/>
    </style:style>
    <style:style style:name="T26" style:family="text">
      <style:text-properties fo:font-weight="normal" officeooo:rsid="00299ba5" style:font-weight-asian="normal" style:font-weight-complex="normal"/>
    </style:style>
    <style:style style:name="T27" style:family="text">
      <style:text-properties fo:font-weight="normal" officeooo:rsid="002a8e97" style:font-weight-asian="normal" style:font-weight-complex="normal"/>
    </style:style>
    <style:style style:name="T28" style:family="text">
      <style:text-properties fo:font-weight="normal" officeooo:rsid="0014b6e8" style:font-weight-asian="normal" style:font-weight-complex="normal"/>
    </style:style>
    <style:style style:name="T29" style:family="text">
      <style:text-properties fo:font-weight="normal" officeooo:rsid="00174ae0" style:font-weight-asian="normal" style:font-weight-complex="normal"/>
    </style:style>
    <style:style style:name="T30" style:family="text">
      <style:text-properties fo:font-weight="normal" officeooo:rsid="0024860c" style:font-weight-asian="normal" style:font-weight-complex="normal"/>
    </style:style>
    <style:style style:name="T31" style:family="text">
      <style:text-properties officeooo:rsid="00174ae0"/>
    </style:style>
    <style:style style:name="T32" style:family="text">
      <style:text-properties fo:language="en" fo:country="US" fo:font-weight="bold" officeooo:rsid="000a0227" style:font-weight-asian="bold"/>
    </style:style>
    <style:style style:name="T33" style:family="text">
      <style:text-properties fo:language="en" fo:country="US" fo:font-weight="normal" style:font-weight-asian="normal" style:font-weight-complex="normal"/>
    </style:style>
    <style:style style:name="T34" style:family="text">
      <style:text-properties fo:language="en" fo:country="US" fo:font-weight="normal" officeooo:rsid="00181eaa" style:font-weight-asian="normal" style:font-weight-complex="normal"/>
    </style:style>
    <style:style style:name="T35" style:family="text">
      <style:text-properties fo:language="en" fo:country="US" fo:font-weight="normal" officeooo:rsid="001cff3a" style:font-weight-asian="normal" style:font-weight-complex="normal"/>
    </style:style>
    <style:style style:name="T36" style:family="text">
      <style:text-properties fo:language="en" fo:country="US" fo:font-weight="normal" style:font-weight-asian="normal" style:font-name-complex="Times New Roman1" style:font-weight-complex="normal"/>
    </style:style>
    <style:style style:name="T37" style:family="text">
      <style:text-properties fo:language="en" fo:country="US" fo:font-weight="normal" officeooo:rsid="00181eaa" style:font-weight-asian="normal" style:font-name-complex="Times New Roman1" style:font-weight-complex="normal"/>
    </style:style>
    <style:style style:name="T38" style:family="text">
      <style:text-properties fo:language="en" fo:country="US" fo:font-style="italic" fo:font-weight="normal" officeooo:rsid="00181eaa" style:font-style-asian="italic" style:font-weight-asian="normal" style:font-name-complex="Times New Roman1" style:font-style-complex="italic" style:font-weight-complex="normal"/>
    </style:style>
    <style:style style:name="T39" style:family="text">
      <style:text-properties fo:language="en" fo:country="US" fo:font-style="italic" fo:font-weight="normal" officeooo:rsid="001cff3a" style:font-style-asian="italic" style:font-weight-asian="normal" style:font-style-complex="italic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B I</text:p>
      <text:p text:style-name="P4">PENDAHULUAN</text:p>
      <text:list xml:id="list27949402" text:style-name="WWNum2">
        <text:list-item>
          <text:list>
            <text:list-item>
              <text:p text:style-name="P11">Latar Belakang</text:p>
            </text:list-item>
          </text:list>
        </text:list-item>
      </text:list>
      <text:p text:style-name="P16"/>
      <text:p text:style-name="P18"/>
      <text:list xml:id="list143202381758708" text:continue-numbering="true" text:style-name="WWNum2">
        <text:list-item>
          <text:list>
            <text:list-item>
              <text:p text:style-name="P12">Rumusan Masalah</text:p>
            </text:list-item>
          </text:list>
        </text:list-item>
      </text:list>
      <text:list xml:id="list1656977837" text:style-name="L1">
        <text:list-item>
          <text:p text:style-name="P6">Bagaimana <text:span text:style-name="T1"><text:s/>mengidentifikasi atau memonitor kontainer pada server yang sedang berjalan secara </text:span><text:span text:style-name="T2">real-time</text:span><text:span text:style-name="T5">.?</text:span></text:p>
        </text:list-item>
        <text:list-item>
          <text:p text:style-name="P6"><text:span text:style-name="T5">B</text:span><text:span text:style-name="T4">agaimana </text:span><text:span text:style-name="T5">m</text:span><text:span text:style-name="T6">enentukan jumlah </text:span><text:span text:style-name="T5">skala pada kontainer pada saat beban server meningkat.?</text:span></text:p>
        </text:list-item>
        <text:list-item>
          <text:p text:style-name="P6"><text:span text:style-name="T5">B</text:span><text:span text:style-name="T4">agaimana </text:span><text:span text:style-name="T5">m</text:span><text:span text:style-name="T6">emper</text:span><text:span text:style-name="T5">besar</text:span><text:span text:style-name="T6"> </text:span><text:span text:style-name="T5">maupun memperkecil skala sumberdaya </text:span><text:span text:style-name="T6">server </text:span><text:span text:style-name="T5">dalam jumlah yang sesuai dengan berat beban yang diterima oleh server.?</text:span></text:p>
        </text:list-item>
      </text:list>
      <text:p text:style-name="P18"/>
      <text:list xml:id="list143202199660403" text:continue-list="list143202381758708" text:style-name="WWNum2">
        <text:list-item>
          <text:list>
            <text:list-item>
              <text:p text:style-name="P12">Ruang Lingkup</text:p>
            </text:list-item>
          </text:list>
        </text:list-item>
      </text:list>
      <text:p text:style-name="P17">Ruang lingkup <text:span text:style-name="T24">dalam Sistem Pengotomasi Skala pada container-container <text:tab/>Orcinus </text:span><text:span text:style-name="T25">yaitu terdapat tiga jenis skala :</text:span></text:p>
      <text:list xml:id="list1028994254" text:style-name="L3">
        <text:list-item>
          <text:p text:style-name="P8"><text:span text:style-name="T26">Dua jenis </text:span><text:span text:style-name="T27">penskalaan</text:span><text:span text:style-name="T26"> :</text:span></text:p>
          <text:list>
            <text:list-item>
              <text:p text:style-name="P9"><text:span text:style-name="T26">P</text:span><text:span text:style-name="T23">e</text:span><text:span text:style-name="T27">nskalaan berdasarkan sumber daya server</text:span></text:p>
            </text:list-item>
            <text:list-item>
              <text:p text:style-name="P9"><text:span text:style-name="T27">P</text:span><text:span text:style-name="T23">en</text:span><text:span text:style-name="T27">skalaan berdasarkan w</text:span><text:span text:style-name="T25">aktu </text:span><text:span text:style-name="T27">secara </text:span><text:span text:style-name="T25">periodik</text:span></text:p>
            </text:list-item>
          </text:list>
        </text:list-item>
        <text:list-item>
          <text:p text:style-name="P10"><text:span text:style-name="T25">T</text:span><text:span text:style-name="T26">eknologi </text:span><text:span text:style-name="T28">kontainer </text:span><text:span text:style-name="T26">yang akan digunakan dalam sistem ini adalah Docker</text:span></text:p>
        </text:list-item>
      </text:list>
      <text:p text:style-name="P21"><text:bookmark text:name="_GoBack"/></text:p>
      <text:list xml:id="list143201148642449" text:continue-list="list143202199660403" text:style-name="WWNum2">
        <text:list-item>
          <text:list>
            <text:list-item>
              <text:p text:style-name="P12">Tujuan Penelitian</text:p>
            </text:list-item>
          </text:list>
        </text:list-item>
      </text:list>
      <text:p text:style-name="P20"><text:soft-page-break/><text:tab/><text:span text:style-name="T29">Tujuan </text:span><text:span text:style-name="T30">dari penelitian ini adalah untuk membangun sistem pengotomasi skala (</text:span><text:span text:style-name="T3">automatic scaling</text:span><text:span text:style-name="T30">) pada container-container Orcinus dengan menggunakan bahasa pemrograman Rust.</text:span></text:p>
      <text:p text:style-name="P19"/>
      <text:list xml:id="list143201953519094" text:continue-numbering="true" text:style-name="WWNum2">
        <text:list-item>
          <text:list>
            <text:list-item>
              <text:p text:style-name="P15"><text:span text:style-name="T32">Manfaat Penelitian</text:span></text:p>
            </text:list-item>
          </text:list>
        </text:list-item>
      </text:list>
      <text:list xml:id="list2920632995" text:style-name="L6">
        <text:list-item>
          <text:p text:style-name="P7">Bagi Peneliti</text:p>
          <text:list>
            <text:list-item>
              <text:p text:style-name="P7">Dapat <text:span text:style-name="T34">menerapkan </text:span><text:span text:style-name="T37">ilmu yang telah diperoleh dari bangku perkuliahan di masyarakat.</text:span></text:p>
            </text:list-item>
            <text:list-item>
              <text:p text:style-name="P7"><text:span text:style-name="T37">B</text:span><text:span text:style-name="T36">isa </text:span><text:span text:style-name="T37">memperoleh pengetahuan tentang teknologi-teknologi yang sedang tren saat ini dalam bidang </text:span><text:span text:style-name="T38">cloud computing</text:span><text:span text:style-name="T37">.</text:span></text:p>
            </text:list-item>
            <text:list-item>
              <text:p text:style-name="P7"><text:span text:style-name="T37">M</text:span><text:span text:style-name="T36">endapatkan </text:span><text:span text:style-name="T37">esempatan untuk lebih mendalami bidang keilmuan khususnya dibidang teknologi </text:span><text:span text:style-name="T38">cloud computing</text:span><text:span text:style-name="T37">.</text:span></text:p>
            </text:list-item>
          </text:list>
        </text:list-item>
        <text:list-item>
          <text:p text:style-name="P7">Bagi Developer</text:p>
          <text:list>
            <text:list-item>
              <text:p text:style-name="P7">Dengan <text:span text:style-name="T35">adanya sistem ini para developer dapat dengan mudah dalam mengelola sumber daya server yang dimiliki tanpa perlu memantau server satu persatu.</text:span></text:p>
            </text:list-item>
            <text:list-item>
              <text:p text:style-name="P7"><text:span text:style-name="T35">S</text:span><text:span text:style-name="T33">taff </text:span><text:span text:style-name="T39">DevOps</text:span><text:span text:style-name="T35"> (</text:span><text:span text:style-name="T39">Development and Operations</text:span><text:span text:style-name="T35">) PT. Woolu Aksaramaya mendapatkan kemudahaan untuk memomitor sumber daya server.</text:span></text:p>
            </text:list-item>
            <text:list-item>
              <text:p text:style-name="P7"><text:span text:style-name="T35">P</text:span><text:span text:style-name="T33">T. </text:span><text:span text:style-name="T35">Woolu Aksaramaya dapat meminimalisir sumber daya yang berlebihan sehingga dapat menghemat biaya perawatan server.</text:span></text:p>
            </text:list-item>
          </text:list>
        </text:list-item>
      </text:list>
      <text:p text:style-name="P13"/>
      <text:list xml:id="list143202994484634" text:continue-list="list143201953519094" text:style-name="WWNum2">
        <text:list-item>
          <text:list>
            <text:list-item>
              <text:p text:style-name="P14">Sistematika Penulisan</text:p>
            </text:list-item>
          </text:list>
        </text:list-item>
      </text:list>
      <text:p text:style-name="P16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1pt" fo:language="id" fo:country="I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5in" fo:margin-left="1.7346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9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3.711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5in" fo:margin-left="4.454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4.94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5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827in" fo:margin-left="0in" fo:margin-right="0in" fo:margin-bottom="1.0429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4925in" fo:margin-left="1.5752in" fo:margin-right="1.1811in" style:writing-mode="lr-tb" style:layout-grid-color="#c0c0c0" style:layout-grid-lines="3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zaq Yinata</meta:initial-creator>
    <meta:editing-cycles>17</meta:editing-cycles>
    <meta:creation-date>2017-02-18T19:03:00</meta:creation-date>
    <dc:date>2017-05-18T14:32:01.066696884</dc:date>
    <meta:editing-duration>PT13M39S</meta:editing-duration>
    <meta:generator>LibreOffice/5.3.2.2$Linux_X86_64 LibreOffice_project/30m0$Build-2</meta:generator>
    <meta:document-statistic meta:table-count="0" meta:image-count="0" meta:object-count="0" meta:page-count="3" meta:paragraph-count="27" meta:word-count="231" meta:character-count="1659" meta:non-whitespace-character-count="14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